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style:font-style-complex="italic"/>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left="0.5in" fo:margin-right="0in" fo:text-indent="0.5in" style:auto-text-indent="false"/>
    </style:style>
    <style:style style:name="P5" style:family="paragraph" style:parent-style-name="Footnote" style:master-page-name="Converted2">
      <style:paragraph-properties style:page-number="auto"/>
    </style:style>
    <style:style style:name="P6" style:family="paragraph" style:parent-style-name="Footnote" style:master-page-name="Converted4">
      <style:paragraph-properties style:page-number="auto"/>
    </style:style>
    <style:style style:name="P7" style:family="paragraph" style:parent-style-name="Footnote" style:master-page-name="Converted6">
      <style:paragraph-properties style:page-number="auto"/>
    </style:style>
    <style:style style:name="P8" style:family="paragraph" style:parent-style-name="Footnote" style:master-page-name="Converted8">
      <style:paragraph-properties style:page-number="auto"/>
    </style:style>
    <style:style style:name="P9" style:family="paragraph" style:parent-style-name="Footnote" style:master-page-name="Converted10">
      <style:paragraph-properties style:page-number="auto"/>
    </style:style>
    <style:style style:name="P10" style:family="paragraph" style:parent-style-name="Footnote" style:master-page-name="Converted12">
      <style:paragraph-properties style:page-number="auto"/>
    </style:style>
    <style:style style:name="P11" style:family="paragraph" style:parent-style-name="Footnote" style:master-page-name="Converted14">
      <style:paragraph-properties style:page-number="auto"/>
    </style:style>
    <style:style style:name="P12" style:family="paragraph" style:parent-style-name="Footnote" style:master-page-name="Converted16">
      <style:paragraph-properties style:page-number="auto"/>
    </style:style>
    <style:style style:name="P13" style:family="paragraph" style:parent-style-name="Footnote" style:master-page-name="Converted18">
      <style:paragraph-properties style:page-number="auto"/>
    </style:style>
    <style:style style:name="P14" style:family="paragraph" style:parent-style-name="Footnote" style:master-page-name="Converted20">
      <style:paragraph-properties style:page-number="auto"/>
    </style:style>
    <style:style style:name="P15" style:family="paragraph" style:parent-style-name="Footnote" style:master-page-name="Converted22">
      <style:paragraph-properties style:page-number="auto"/>
    </style:style>
    <style:style style:name="P16" style:family="paragraph" style:parent-style-name="Heading_20_1" style:master-page-name="Standard">
      <style:paragraph-properties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language="en" fo:country="US" fo:font-style="italic" style:font-style-asian="italic"/>
    </style:style>
    <style:style style:name="T5" style:family="text">
      <style:text-properties fo:color="#0000ff"/>
    </style:style>
    <style:style style:name="T6" style:family="text">
      <style:text-properties fo:color="#0000ff" style:text-underline-style="solid" style:text-underline-width="auto" style:text-underline-color="font-color"/>
    </style:style>
    <style:style style:name="T7" style:family="text">
      <style:text-properties fo:background-color="#ffffff" loext:char-shading-value="0"/>
    </style:style>
    <style:style style:name="T8" style:family="text">
      <style:text-properties fo:color="#ca0000" style:font-name="Times" fo:background-color="#ffffff" loext:char-shading-value="0" style:font-name-asian="Times New Roman1" style:font-name-complex="Times New Roman1"/>
    </style:style>
    <style:style style:name="T9" style:family="text">
      <style:text-properties style:font-weight-complex="bold"/>
    </style:style>
    <style:style style:name="T10" style:family="text">
      <style:text-properties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he Open World</text:h>
      <text:p text:style-name="Standard">By Lorna M. Campbell, <text:a xlink:type="simple" xlink:href="mailto:lorna.m.campbell@icloud.com" text:style-name="Internet_20_link" text:visited-style-name="Visited_20_Internet_20_Link">lorna.m.campbell@icloud.com</text:a></text:p>
      <text:p text:style-name="Standard"/>
      <text:p text:style-name="Standard">In <text:span text:style-name="T1">Open is not a License</text:span><text:span text:style-name="T1"><text:note text:id="ftn1" text:note-class="footnote"><text:note-citation>1</text:note-citation><text:note-body><text:p text:style-name="P5"><text:span text:style-name="footnote_20_reference"/> <text:span text:style-name="T3">Hyde, A., (2015), </text:span><text:span text:style-name="T4">Open is not a license</text:span><text:span text:style-name="T3">, </text:span><text:a xlink:type="simple" xlink:href="http://www.adamhyde.net/open-is-not-a-license/" text:style-name="Internet_20_link" text:visited-style-name="Visited_20_Internet_20_Link"><text:span text:style-name="T3">http://www.adamhyde.net/open-is-not-a-license/</text:span></text:a><text:span text:style-name="T3"> </text:span></text:p></text:note-body></text:note></text:span> Adam Hyde has described openness as ‘a set of values by which you live…a way of life, or perhaps a way of growing, an often painful path where we challenge our own value system against itself.’ <text:s/></text:p>
      <text:p text:style-name="P1"/>
      <text:p text:style-name="Standard">To my mind openness is also contradictory. I don’t mean contradictory in terms of the polar dichotomy of open vs. closed, or the endless debates that seek to define the semantics of open. <text:s/>I mean contradictory on a more personal level; openness raises contradictions within ourselves. <text:s/>Openness can lead us to question our position in the world; our position in relation to real and perceived boundaries, imposed from without and carefully constructed from within. <text:s/></text:p>
      <text:p text:style-name="Standard"/>
      <text:p text:style-name="Standard">In one way or another I have worked in the open education space for a decade now. <text:s/>I have contributed to open standards, created open educational resources, developed open policy, written open books<text:note text:id="ftn2" text:note-class="footnote"><text:note-citation>2</text:note-citation><text:note-body><text:p text:style-name="P6"><text:span text:style-name="footnote_20_reference"/> Thomas, A., Campbell, L.M., Barker, P., and Hawksey, M., (2012), <text:span text:style-name="T1">Into the Wild - Technology for open educational resources</text:span>, <text:a xlink:type="simple" xlink:href="http://publications.cetis.org.uk/2012/601" text:style-name="Internet_20_link" text:visited-style-name="Visited_20_Internet_20_Link"><text:span text:style-name="T5">http://publications.cetis.org.uk/2012/601</text:span></text:a> </text:p></text:note-body></text:note>, participated in open knowledge initiatives, facilitated open events, I endeavour to be an ‘open practitioner’, I run a blog called Open World<text:note text:id="ftn3" text:note-class="footnote"><text:note-citation>3</text:note-citation><text:note-body><text:p text:style-name="P7"><text:span text:style-name="footnote_20_reference"/> Open World, <text:a xlink:type="simple" xlink:href="https://lornamcampbell.wordpress.com/" text:style-name="Internet_20_link" text:visited-style-name="Visited_20_Internet_20_Link"><text:span text:style-name="T5">https://lornamcampbell.wordpress.com/</text:span></text:a></text:p></text:note-body></text:note>. <text:s/>However I am not by nature a very open person; my inclination is always to remain closed. <text:s/>I have had to learn openness. I’m not sure I’m very good at it yet. <text:s/>It’s a continual learning experience. <text:s/>Openness is a process that requires practice and perseverance. (Though sometimes circumstances leave us with little choice, sometimes it’s open or nothing.) </text:p>
      <text:p text:style-name="Standard"/>
      <text:p text:style-name="Standard">And of course there is a cost; openness requires a little courage. <text:s/>When we step, or are pushed, outside our boundaries and institutions it’s easy to feel disoriented and insecure. <text:s/>The open world can be a challenging and unsettling place and it’s easy to understand the impulse to withdraw, to seek the security of the familiar. <text:s/></text:p>
      <text:p text:style-name="Standard"/>
      <text:p text:style-name="Standard">When large scale open education funding programmes first started to appear, (what an impossible luxury that seems like now), they were met with more than a little scepticism. <text:s/>When a major OER funding initiative was launched in the UK in 2009<text:note text:id="ftn4" text:note-class="footnote"><text:note-citation>4</text:note-citation><text:note-body><text:p text:style-name="P8"><text:span text:style-name="footnote_20_reference"/> UKOER, <text:a xlink:type="simple" xlink:href="https://www.jisc.ac.uk/rd/projects/open-education" text:style-name="Internet_20_link" text:visited-style-name="Visited_20_Internet_20_Link"><text:span text:style-name="T5">https://www.jisc.ac.uk/rd/projects/open-education</text:span></text:a></text:p></text:note-body></text:note>, the initial response was incredulity<text:note text:id="ftn5" text:note-class="footnote"><text:note-citation>5</text:note-citation><text:note-body><text:p text:style-name="P9"><text:span text:style-name="footnote_20_reference"/> Campbell, L.M., (2009), <text:span text:style-name="T1">OER Programme Myths</text:span>, <text:a xlink:type="simple" xlink:href="http://blogs.cetis.org.uk/lmc/2009/05/20/oer-programme-myths/" text:style-name="Internet_20_link" text:visited-style-name="Visited_20_Internet_20_Link"><text:span text:style-name="T5">http://blogs.cetis.org.uk/lmc/2009/05/20/oer-programme-myths/</text:span></text:a><text:span text:style-name="T6"> </text:span></text:p></text:note-body></text:note>. <text:s/>Surely projects weren’t expected to share their resource with <text:span text:style-name="T1">everyone</text:span>? Surely UK Higher Education resources should only be shared with other UK Higher Education institutions? <text:s/>It took patience and persistence to convince colleagues that yes, open really did mean open, open for everyone everywhere, not just open for a select few. <text:s/>One perceptive colleague at the time described this attitude as ‘the agoraphobia of openness’<text:note text:id="ftn6" text:note-class="footnote"><text:note-citation>6</text:note-citation><text:note-body><text:p text:style-name="P10"><text:span text:style-name="footnote_20_reference"/> I cannot remember who said this, but the comment has always stayed with me.</text:p></text:note-body></text:note>. </text:p>
      <text:p text:style-name="Standard"/>
      <text:p text:style-name="Standard"><text:soft-page-break/>Although open licences and open educational resources are more familiar concepts now, there is still a degree of reticence. An undercurrent of anxiety persists that discourages us from sharing our educational resources, and reusing resources shared by others. There is a fear that by opening up our resources and our practice, we will also open ourselves up to criticism, that we will be judged and found wanting. Imposter syndrome is a real thing, even experienced teachers may fail to recognise their own work as being genuinely innovative and creative. <text:s/>At the same time openness can invoke a fear of loss; loss of control, loss of agency, and in some cases even loss of livelihood. Viewed through this lens, the distinction between openness and exposure blurs. <text:s/></text:p>
      <text:p text:style-name="Standard"/>
      <text:p text:style-name="Standard">But despite these costs and contradictions, I do believe there is inherent personal and public value in openness. <text:s/>I believe there is huge creative potential in openness and I believe we have a moral and ethical responsibility to open access to publicly funded educational resources. Yes there are costs, but they are far outweighed by the benefits of open. <text:s/>Open education practice and open educational resources have the potential to <text:span text:style-name="T7">expand access to education, widen participation, and create new opportunities</text:span><text:span text:style-name="T8"> </text:span>while at the same time supporting social inclusion, and creating a culture of collaboration and sharing. <text:s/>There are other more intangible, though no less important, benefits of open. Focusing on simple cost benefit analysis models neglects the creative, fun and serendipitous aspects of openness and, ultimately, this is what keeps us learning. </text:p>
      <text:p text:style-name="Standard"/>
      <text:p text:style-name="Standard">In the domain of knowledge representation, the Open World Assumption ‘codifies the informal notion that in general no single agent or observer has complete knowledge’<text:note text:id="ftn7" text:note-class="footnote"><text:note-citation>7</text:note-citation><text:note-body><text:p text:style-name="P11"><text:span text:style-name="footnote_20_reference"/> <text:span text:style-name="T3">Open World Assumption, </text:span><text:a xlink:type="simple" xlink:href="https://en.wikipedia.org/wiki/Open-world_assumption" text:style-name="Internet_20_link" text:visited-style-name="Visited_20_Internet_20_Link"><text:span text:style-name="T3">https://en.wikipedia.org/wiki/Open-world_assumption</text:span></text:a><text:span text:style-name="T3"> </text:span></text:p></text:note-body></text:note>. It’s a useful assumption to bear in mind; our knowledge will never be complete, what better motivation to keep learning? <text:s/>But the Open World of my blog title doesn’t come from the domain of knowledge representation; it comes from the Scottish poet Kenneth White<text:note text:id="ftn8" text:note-class="footnote"><text:note-citation>8</text:note-citation><text:note-body><text:p text:style-name="P12"><text:span text:style-name="footnote_20_reference"/> <text:span text:style-name="T3">White, K., (2003), </text:span><text:span text:style-name="T4">Open World. The Collected Poems, 1960 – 2000</text:span><text:span text:style-name="T3">, Polygon.</text:span></text:p></text:note-body></text:note>, Chair of 20th Century Poetics at Paris-Sorbonne, <text:span text:style-name="T9">1983-1996</text:span>, and a writer for whom openness is an enduring and inspiring theme. White is also founder of the International Institute of Geopoetics<text:note text:id="ftn9" text:note-class="footnote"><text:note-citation>9</text:note-citation><text:note-body><text:p text:style-name="P13"><text:span text:style-name="footnote_20_reference"/> <text:span text:style-name="T3">International Institute of Geopoetics, </text:span><text:a xlink:type="simple" xlink:href="http://institut-geopoetique.org/en" text:style-name="Internet_20_link" text:visited-style-name="Visited_20_Internet_20_Link"><text:span text:style-name="T3">http://institut-geopoetique.org/en</text:span></text:a><text:span text:style-name="T3"> </text:span></text:p></text:note-body></text:note>, which is ‘concerned<text:span text:style-name="T2">, </text:span><text:span text:style-name="T10">fundamentally, with a relationship to the earth and with the opening of a world’</text:span><text:span text:style-name="T10"><text:note text:id="ftn10" text:note-class="footnote"><text:note-citation>10</text:note-citation><text:note-body><text:p text:style-name="P14"><text:span text:style-name="footnote_20_reference"/> <text:span text:style-name="T3">White, K., (2004), </text:span><text:span text:style-name="T2">Geopoetics: place, culture, world, </text:span><text:span text:style-name="T10">Alba.</text:span></text:p></text:note-body></text:note></text:span><text:span text:style-name="T10">. <text:s/>In the words of White </text:span></text:p>
      <text:p text:style-name="P2"/>
      <text:p text:style-name="P3"><text:span text:style-name="T10">no art can touch it, the mind can only </text:span></text:p>
      <text:p text:style-name="P4"><text:span text:style-name="T10">try to become attuned to it</text:span></text:p>
      <text:p text:style-name="P3"><text:span text:style-name="T10">to become quiet, and space itself out, to</text:span></text:p>
      <text:p text:style-name="P4"><text:span text:style-name="T10">become open and still, unworlded</text:span><text:span text:style-name="T10"><text:note text:id="ftn11" text:note-class="footnote"><text:note-citation>11</text:note-citation><text:note-body><text:p text:style-name="P15"><text:span text:style-name="footnote_20_reference"/> White, K., (2004), ‘A High Blue Day on Scalpay’ in <text:span text:style-name="T1">Open World</text:span>. <text:span text:style-name="T4">The Collected Poems, 1960 – 2000</text:span><text:span text:style-name="T3">, Polygon.</text:span></text:p></text:note-body></text:note></text:span></text:p>
      <text:p text:style-name="Standard"/>
      <text:p text:style-name="Standard"/>
      <text:p text:style-name="Standard"><text:bookmark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GB" style:letter-kerning="tru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footnote_20_text" style:display-name="footnote text" style:family="paragraph" style:parent-style-name="Standard" style:default-outline-level="">
      <style:paragraph-properties fo:text-align="start" style:justify-single-word="false"/>
      <style:text-properties fo:font-size="10pt" style:font-size-asian="10pt"/>
    </style:style>
    <style:style style:name="Normal_20__28_Web_29_" style:display-name="Normal (Web)" style:family="paragraph" style:parent-style-name="Standard" style:default-outline-level="">
      <style:text-properties style:font-name-complex="Times New Roman1" style:font-family-complex="'Times New Roman'" style:font-family-generic-complex="system" style:font-pitch-complex="variable"/>
    </style:style>
    <style:style style:name="Footnote" style:family="paragraph" style:parent-style-name="Standard"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style:font-size-asian="10pt"/>
    </style:style>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na M Campbell</meta:initial-creator>
    <dc:creator>Lorna M Campbell</dc:creator>
    <meta:editing-cycles>2</meta:editing-cycles>
    <meta:creation-date>2015-11-04T17:17:00</meta:creation-date>
    <dc:date>2015-11-04T17:17:00</dc:date>
    <meta:editing-duration>P0D</meta:editing-duration>
    <meta:generator>LibreOffice/4.4.5.2$Linux_x86 LibreOffice_project/40m0$Build-2</meta:generator>
    <meta:document-statistic meta:table-count="0" meta:image-count="0" meta:object-count="0" meta:page-count="2" meta:paragraph-count="25" meta:word-count="923" meta:character-count="5969" meta:non-whitespace-character-count="503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